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1.72cm" style:rel-column-width="975*"/>
    </style:style>
    <style:style style:name="Table1.B" style:family="table-column">
      <style:table-column-properties style:column-width="7.488cm" style:rel-column-width="4245*"/>
    </style:style>
    <style:style style:name="Table1.C" style:family="table-column">
      <style:table-column-properties style:column-width="8.387cm" style:rel-column-width="475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6" style:family="paragraph" style:parent-style-name="Standard" style:list-style-name="L1">
      <style:paragraph-properties fo:text-align="start" style:justify-single-word="false">
        <style:tab-stops>
          <style:tab-stop style:position="2.644cm"/>
        </style:tab-stops>
      </style:paragraph-properties>
      <style:text-properties fo:font-size="12pt" style:text-underline-style="none" style:font-size-asian="12pt" style:font-size-complex="12pt"/>
    </style:style>
    <style:style style:name="P7" style:family="paragraph" style:parent-style-name="Standard">
      <style:paragraph-properties fo:text-align="start" style:justify-single-word="false"/>
      <style:text-properties fo:font-size="12pt" style:text-underline-style="none" style:font-size-asian="10.5pt" style:font-size-complex="12pt"/>
    </style:style>
    <style:style style:name="P8"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style:font-size-asian="14pt" style:font-size-complex="16pt"/>
    </style:style>
    <style:style style:name="P13" style:family="paragraph" style:parent-style-name="Standard">
      <style:paragraph-properties fo:text-align="start" style:justify-single-word="false"/>
      <style:text-properties fo:font-size="16pt" fo:font-style="normal" style:text-underline-style="solid" style:text-underline-width="auto" style:text-underline-color="font-color" style:font-size-asian="16pt" style:font-style-asian="normal" style:font-size-complex="16pt" style:font-style-complex="normal"/>
    </style:style>
    <style:style style:name="P14" style:family="paragraph" style:parent-style-name="Standard">
      <style:paragraph-properties fo:text-align="start" style:justify-single-word="false"/>
      <style:text-properties fo:font-size="16pt" fo:font-style="italic" style:text-underline-style="solid" style:text-underline-width="auto" style:text-underline-color="font-color" style:font-size-asian="14pt" style:font-style-asian="italic" style:font-size-complex="16pt" style:font-style-complex="italic"/>
    </style:style>
    <style:style style:name="P15" style:family="paragraph" style:parent-style-name="Standard">
      <style:paragraph-properties fo:text-align="start" style:justify-single-word="false"/>
      <style:text-properties fo:font-size="16pt" style:font-size-asian="16pt" style:font-size-complex="16pt"/>
    </style:style>
    <style:style style:name="P16" style:family="paragraph" style:parent-style-name="Table_20_Contents">
      <style:paragraph-properties fo:text-align="start" style:justify-single-word="false"/>
      <style:text-properties fo:font-size="12pt" style:font-size-asian="10.5pt" style:font-size-complex="12pt"/>
    </style:style>
    <style:style style:name="P17" style:family="paragraph" style:parent-style-name="Table_20_Contents">
      <style:paragraph-properties fo:text-align="center" style:justify-single-word="false"/>
      <style:text-properties fo:font-size="12pt" style:font-size-asian="10.5pt" style:font-size-complex="12pt"/>
    </style:style>
    <style:style style:name="T1" style:family="text">
      <style:text-properties fo:font-size="16pt" style:font-size-asian="16pt" style:font-size-complex="16pt"/>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6pt" style:text-underline-style="solid" style:text-underline-width="auto" style:text-underline-color="font-color" style:font-size-asian="14pt" style:font-size-complex="16pt"/>
    </style:style>
    <style:style style:name="T4" style:family="text">
      <style:text-properties style:text-underline-style="none"/>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font-size-asian="12pt" style:font-style-asian="normal" style:font-style-complex="normal"/>
    </style:style>
    <style:style style:name="T8" style:family="text">
      <style:text-properties fo:font-style="normal" style:text-underline-style="none"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fael PALLARES</text:p>
      <text:p text:style-name="Standard"/>
      <text:p text:style-name="Standard"/>
      <text:p text:style-name="Standard"/>
      <text:p text:style-name="Standard"/>
      <text:p text:style-name="Standard"/>
      <text:p text:style-name="P2">T.S.I.</text:p>
      <text:p text:style-name="P2">Détection de visages</text:p>
      <text:p text:style-name="P1"/>
      <text:p text:style-name="P1"/>
      <text:p text:style-name="P1"/>
      <text:p text:style-name="P1"/>
      <text:p text:style-name="P3"><text:span text:style-name="T1"><text:tab/><text:tab/></text:span><text:span text:style-name="T2">Sommaire :</text:span></text:p>
      <text:list xml:id="list519010395" text:style-name="L1">
        <text:list-header>
          <text:p text:style-name="P5"/>
          <text:p text:style-name="P5"/>
          <text:p text:style-name="P5"/>
        </text:list-header>
        <text:list-item>
          <text:p text:style-name="P5">Fonctionnalitées</text:p>
        </text:list-item>
      </text:list>
      <text:p text:style-name="P4"/>
      <text:p text:style-name="P4"/>
      <text:list xml:id="list1556569321" text:continue-numbering="true" text:style-name="L1">
        <text:list-item>
          <text:p text:style-name="P5">Optimisations</text:p>
          <text:p text:style-name="P5"/>
          <text:list>
            <text:list-item>
              <text:p text:style-name="P5">Utilisation des fonctionalitées d'Octave</text:p>
              <text:p text:style-name="P5"/>
            </text:list-item>
            <text:list-item>
              <text:p text:style-name="P5">Optimisations algorithmiques</text:p>
            </text:list-item>
          </text:list>
        </text:list-item>
      </text:list>
      <text:p text:style-name="P4"/>
      <text:p text:style-name="P4"/>
      <text:list xml:id="list650661833" text:continue-numbering="true" text:style-name="L1">
        <text:list-item>
          <text:p text:style-name="P5">Performance du classifieur</text:p>
          <text:list>
            <text:list-item>
              <text:p text:style-name="P5">Taux d'erreur</text:p>
              <text:p text:style-name="P5"/>
            </text:list-item>
            <text:list-item>
              <text:p text:style-name="P5">Post traitement</text:p>
              <text:p text:style-name="P5"/>
            </text:list-item>
            <text:list-item>
              <text:p text:style-name="P5">k optimal</text:p>
              <text:p text:style-name="P5"/>
            </text:list-item>
            <text:list-item>
              <text:p text:style-name="P6">representation du vecteur caracteristique</text:p>
            </text:list-item>
          </text:list>
        </text:list-item>
      </text:list>
      <text:p text:style-name="P4"/>
      <text:p text:style-name="P4"/>
      <text:p text:style-name="P4"/>
      <text:list xml:id="list458892511" text:continue-numbering="true" text:style-name="L1">
        <text:list-item>
          <text:p text:style-name="P5">Repartition du travail</text:p>
        </text:list-item>
      </text:list>
      <text:p text:style-name="P4"/>
      <text:p text:style-name="P4"/>
      <text:p text:style-name="P4"/>
      <text:p text:style-name="P4"/>
      <text:p text:style-name="P4"/>
      <text:p text:style-name="P4"/>
      <text:p text:style-name="P4"/>
      <text:p text:style-name="P12"><text:soft-page-break/><text:span text:style-name="T4"><text:tab/></text:span></text:p>
      <text:p text:style-name="P12"><text:span text:style-name="T4"><text:tab/></text:span>Fonctionnalitées:</text:p>
      <text:p text:style-name="P7"/>
      <text:p text:style-name="P7"/>
      <text:p text:style-name="P7"><text:tab/>Le programme octave de reconnaissance de visage présenté dispose de deux fonctionnalitées.</text:p>
      <text:p text:style-name="P7">Dans un premier temps il convient de faire l'apprentissage du classifieur par la fonction suivante: <text:tab/></text:p>
      <text:p text:style-name="P7"><text:span text:style-name="T5"/></text:p>
      <text:p text:style-name="P7"><text:span text:style-name="T5"/></text:p>
      <text:p text:style-name="P7"><text:span text:style-name="T5"><text:tab/>apprentissage(v:vecteur caracteristique, k:nombre de classes)</text:span></text:p>
      <text:p text:style-name="P7"><text:span text:style-name="T5"/></text:p>
      <text:p text:style-name="P7"><text:span text:style-name="T5"/></text:p>
      <text:p text:style-name="P7">Cette fonction permet de d'executer l'algorithme des k-means sur le vecteur caracteristique donné en parametre, puis de sauvegarder les données calculées (centroides, matrices de covariances inverses, ainsi que les classes dans lesquelles les données ont été attribués).</text:p>
      <text:p text:style-name="P7"/>
      <text:p text:style-name="P7"/>
      <text:p text:style-name="P7">La deuxième fonction mise en oeuvre est la fonction de reconnaissance des visages d'une image :</text:p>
      <text:p text:style-name="P7"/>
      <text:p text:style-name="P7"/>
      <text:p text:style-name="P7"><text:tab/>[c] = <text:span text:style-name="T5">classer_image(img, rv, covv, rnv, covnv)</text:span></text:p>
      <text:p text:style-name="P7"><text:span text:style-name="T5"><text:tab/><text:tab/></text:span><text:span text:style-name="T6">img:vecteur caracteristique </text:span></text:p>
      <text:p text:style-name="P7"><text:span text:style-name="T5"><text:tab/><text:tab/></text:span><text:span text:style-name="T6">rv:centroides des classes des visages</text:span></text:p>
      <text:p text:style-name="P7"><text:span text:style-name="T6"><text:tab/><text:tab/>covv:matrices de covariances des classes des visages</text:span></text:p>
      <text:p text:style-name="P7"><text:span text:style-name="T6"><text:tab/><text:tab/>rv:centroides des classes de non visages</text:span></text:p>
      <text:p text:style-name="P7"><text:span text:style-name="T6"><text:tab/><text:tab/>covv:matrices de covariances des classes des non visages</text:span></text:p>
      <text:p text:style-name="P7"><text:span text:style-name="T6"/></text:p>
      <text:p text:style-name="P7"><text:span text:style-name="T6"><text:tab/><text:tab/>[c] : les classes attribuées a chaque vecteur caracteristique de l'image passée en</text:span></text:p>
      <text:p text:style-name="P7"><text:span text:style-name="T6"><text:tab/><text:tab/>parametre. Ainsi, les classes entre 1 et k correspondent a des pixels de visage, et les</text:span></text:p>
      <text:p text:style-name="P7"><text:span text:style-name="T6"><text:tab/><text:tab/>classes entre k+1 et 2*k correspondent a des pixels non-visages.</text:span></text:p>
      <text:p text:style-name="P7"><text:span text:style-name="T6"/></text:p>
      <text:p text:style-name="P7"><text:span text:style-name="T6"/></text:p>
      <text:p text:style-name="P7"><text:span text:style-name="T6">Cette fonction prend en parametre toutes les données d'un classifieur, afin de permettre de tester les performances d'un classifieur donné (fonction du nombre de classes et du choix des valeures caractéristiques).</text:span></text:p>
      <text:p text:style-name="P7"><text:span text:style-name="T6">Nous avons ensuite bien entendu, diverse fonctions permettant d'extraire le vecteur caractéristique d'une image : </text:span></text:p>
      <text:p text:style-name="P7"><text:span text:style-name="T6"/></text:p>
      <text:p text:style-name="P7"><text:span text:style-name="T6"><text:tab/><text:tab/></text:span><text:span text:style-name="T5">[v] = vect_car(url)</text:span></text:p>
      <text:p text:style-name="P7"><text:span text:style-name="T6"/></text:p>
      <text:p text:style-name="P7"><text:span text:style-name="T6"/></text:p>
      <text:p text:style-name="P7"><text:span text:style-name="T6">Mais aussi une fonction permettant d'ecrire une image classée :</text:span></text:p>
      <text:p text:style-name="P7"><text:span text:style-name="T6"/></text:p>
      <text:p text:style-name="P7"><text:span text:style-name="T6"/></text:p>
      <text:p text:style-name="P7"><text:span text:style-name="T6"><text:tab/><text:tab/></text:span><text:span text:style-name="T5">ecrire_image(c: image classée, k: nombre de classes, size_x: hauteur , size_y:largeur)</text:span></text:p>
      <text:p text:style-name="P8"><text:span text:style-name="T5"/></text:p>
      <text:p text:style-name="P8"><text:span text:style-name="T5"/></text:p>
      <text:p text:style-name="P8"><text:span text:style-name="T5"/></text:p>
      <text:p text:style-name="P8"><text:span text:style-name="T5"/></text:p>
      <text:p text:style-name="P9"><text:soft-page-break/>Une fonction permettant le chargement des données caractéristiques du classifieur, la fonction</text:p>
      <text:p text:style-name="P9"/>
      <text:p text:style-name="P9"/>
      <text:p text:style-name="P9"><text:tab/><text:tab/><text:span text:style-name="T5">[rv,cv,covv,rnv,cnv,covnv] = loadData()</text:span></text:p>
      <text:p text:style-name="P9"><text:span text:style-name="T5"><text:tab/><text:tab/></text:span>rv,rnv : centroides des classes visages et non visages</text:p>
      <text:p text:style-name="P9"><text:tab/><text:tab/>cv,cnv : classes des pixels du corpus d'apprentissage</text:p>
      <text:p text:style-name="P9"><text:tab/><text:tab/>covv,covnv : matrices de covariances inverses des visages et non visages</text:p>
      <text:p text:style-name="P10"/>
      <text:p text:style-name="P10"/>
      <text:p text:style-name="P10">Et enfin une fonction permettant de calculer le taux d'erreur du classifieur permettant de juger de sa performance:</text:p>
      <text:p text:style-name="P10"/>
      <text:p text:style-name="P10"/>
      <text:p text:style-name="P10"><text:tab/><text:span text:style-name="T5"><text:tab/>[taux] = calcul_erreur(image_url, reference_url)</text:span></text:p>
      <text:p text:style-name="P10"/>
      <text:p text:style-name="P10"/>
      <text:p text:style-name="P13"/>
      <text:p text:style-name="P13"/>
      <text:p text:style-name="P13"/>
      <text:p text:style-name="P13"/>
      <text:p text:style-name="P13"/>
      <text:p text:style-name="P13"/>
      <text:p text:style-name="P13">Optimisations :</text:p>
      <text:p text:style-name="P10"/>
      <text:p text:style-name="P10"/>
      <text:p text:style-name="P10"/>
      <text:p text:style-name="P10"><text:tab/><text:span text:style-name="T3">Utilisation des fonctionnalitées Octave :</text:span></text:p>
      <text:p text:style-name="P10"/>
      <text:p text:style-name="P10"/>
      <text:p text:style-name="P10"/>
      <text:p text:style-name="P10"><text:tab/>Octave est un language interprété, donc par définition moins rapide qu'un language compilé.</text:p>
      <text:p text:style-name="P10">Mais ceci n'est pas totalement vrai, ainsi toutes les fonction de bas niveau, comme la multiplication de deux matrices par exempl, sont compilées. Ainsi grâce à ces fonctions prédéfinies, ainsi qu'a de nombreuses optimisations intelligentes, il convient presque toujours d'utiliser les fonctions prédéfinies dans octave.</text:p>
      <text:p text:style-name="P10">Ainsi l'accès à un sous ensemble d'un vecteur<text:span text:style-name="T5"> ref</text:span> sera beaucoup plus efficace comme cela :</text:p>
      <text:p text:style-name="P10"/>
      <text:p text:style-name="P10"><text:tab/><text:tab/><text:span text:style-name="T5">label = sum(ref,2) != 0;</text:span></text:p>
      <text:p text:style-name="P11"><text:s text:c="2"/><text:tab/><text:tab/>v = train(logical(label), :);</text:p>
      <text:p text:style-name="P10"/>
      <text:p text:style-name="P10">On nottera l'utilisation de la fonction <text:span text:style-name="T5">logical </text:span>permettant de traiter efficacement un vecteur discriminant comme booléen plutot qu'en vecteur discriminant de valeures entières. <text:span text:style-name="T5">v</text:span> contiendra ainsi uniquement les valeures de <text:span text:style-name="T5">train</text:span> qui ne sont pas noires sur l'image de référence.</text:p>
      <text:p text:style-name="P10"/>
      <text:p text:style-name="P10">Une autre optimisation notable, et encore plus efficace, a été le calcul de la distance de mahalanobis <text:s/>entre chaque valeure caractéristique, et la classe courante.</text:p>
      <text:p text:style-name="P10"><text:soft-page-break/>Instinctivement, le calcul aurais été fait grâce a une boucle <text:span text:style-name="T5">for</text:span>. Or dans le projet, ce calcul a été implanté en multipliant l'ensemble des vecteurs caractéristiques, par la matrice de covariance inverse, puis de multiplier ce résultat, par la transposée des vecteurs caractéristiques. Il ne reste plus alors qu'à prendre la diagonale de la matrice engendrée pour avoir l'ensemble des distances d'un unique calcul, certes moins évident, mais beaucoup plus efficace.</text:p>
      <text:p text:style-name="P10"><text:tab/></text:p>
      <text:p text:style-name="P10"><text:tab/><text:tab/><text:span text:style-name="T5">dmu = data .- repmat (mu(c), rows(data), 1);</text:span></text:p>
      <text:p text:style-name="P11"><text:s text:c="6"/><text:tab/><text:tab/>dist(:, c) = diag (dmu * cov_invs(c) * dmu');</text:p>
      <text:p text:style-name="P11"/>
      <text:p text:style-name="P11"><text:span text:style-name="T6">Ainsi dans la colonne</text:span> c <text:span text:style-name="T6">de</text:span> dist, <text:span text:style-name="T6">nous avons l'ensembles des distances des </text:span>data <text:span text:style-name="T6">a la classe</text:span> c.</text:p>
      <text:p text:style-name="P11"><text:span text:style-name="T6"/></text:p>
      <text:p text:style-name="P11"><text:span text:style-name="T6">Malheureusement, ce procédé efficace est gourmand en ressource. La matrice temporaire générée est une matrice carée de la taille des données. L'indexation (32bits) des tableaux d'octave ne permet pas lui permet pas de gérer des matrices de cette taille. Ce calcul est donc divisé dans le programme en plusieurs sous calculs, ou ici une boucle for fut obligatoire. L'utilisation d'indexs 64bits n'aurait quand a elle fait que reporter le problème.</text:span></text:p>
      <text:p text:style-name="P11"><text:span text:style-name="T6"/></text:p>
      <text:p text:style-name="P11"><text:span text:style-name="T6"/></text:p>
      <text:p text:style-name="P11"><text:span text:style-name="T6"><text:tab/>Enfin, la fonction </text:span>mahalanobis <text:span text:style-name="T6"><text:s/>d'Octave n'a pas été utilisée dans le cadre de ce projet, car la fonction prédéfine aurais été forcée de re-calculer les matrices de covariances inverses pour chaque ensemble. De plus cette fonction ne permet pas de calculer l'ensemble des distances des variables d'un seul calcul. Une boucle for aurait donc due encadrer cette fonction, entrainant de ce fait un très mauvais temps de calcul. C'est pourquoi cette fonction n'a pas été retenue.</text:span></text:p>
      <text:p text:style-name="P11"><text:span text:style-name="T6"/></text:p>
      <text:p text:style-name="P11"><text:span text:style-name="T6">En conclusion de ce chapitre, octave permet une de calculer des flots de données important grâce à son syteme d'utilisation des vecteurs poussée. Mais il convient de faire attention tout de même sur ses choix d'implantation notament par rapport aux fonction de haut niveau qui feront, certes un calcul rapide et efficace, mais ne seront peu être pas efficace dans le cadre du programme entier.</text:span></text:p>
      <text:p text:style-name="P11"><text:span text:style-name="T7"/></text:p>
      <text:p text:style-name="P11"><text:span text:style-name="T7"/></text:p>
      <text:p text:style-name="P11"><text:span text:style-name="T7"/></text:p>
      <text:p text:style-name="P11"><text:span text:style-name="T7"/></text:p>
      <text:p text:style-name="P14"><text:span text:style-name="T8"><text:tab/></text:span><text:span text:style-name="T6">Optimisations algorithmiqes :</text:span></text:p>
      <text:p text:style-name="P11"><text:span text:style-name="T6"/></text:p>
      <text:p text:style-name="P11"><text:span text:style-name="T6"><text:tab/>Le principal problème du programme est le temps de calcul nécessaire à l'apprentissage du classifieur. En effet l'algorithme des k-means peut nécessiter beaucoup d'itérations avant de ce stabiliser. Il existe plusieurs moyens d'obtenir une stabilisation plus rapide. La première étant de savoir en combien de classes naturelles se décomposent les données, et la seconde est de savoir ou placer, approximativement ces données.</text:span></text:p>
      <text:p text:style-name="P11"><text:span text:style-name="T6">Mes recherches m'on ainsi conduit vers les algorithmes de </text:span>Classification Ascendant Hierarchique (CAH) <text:span text:style-name="T6">permettant ainsi en analysant le </text:span>dendogramme <text:span text:style-name="T6">généré (arbre de l'ordre des classifications temporaires) de d'approximer aussi bien le nombre de classes naturelles des données, mais aussi la position des centres de ces classes.</text:span></text:p>
      <text:p text:style-name="P11"><text:span text:style-name="T6"><text:tab/>Malheureusement par manque de temps cet algorithme n'a pas pu être implanté.</text:span></text:p>
      <text:p text:style-name="P11"><text:span text:style-name="T6"/></text:p>
      <text:p text:style-name="P11"><text:span text:style-name="T6"/></text:p>
      <text:p text:style-name="P11"><text:span text:style-name="T6"/></text:p>
      <text:p text:style-name="P14"><text:span text:style-name="T8"><text:tab/></text:span><text:span text:style-name="T6">Performances :</text:span></text:p>
      <text:p text:style-name="P11"><text:soft-page-break/><text:span text:style-name="T6"/></text:p>
      <text:p text:style-name="P11"><text:span text:style-name="T6">nombre de classes : k=2;</text:span></text:p>
      <text:p text:style-name="P11"><text:span text:style-name="T6"/></text:p>
      <text:p text:style-name="P11"><text:span text:style-name="T6"><text:tab/><text:tab/><text:tab/><text:tab/>corpus d'apprentissage<text:tab/><text:tab/><text:tab/>corpus de tests</text:span></text:p>
      <text:p text:style-name="P11"><text:span text:style-name="T6">sans post-traitement<text:tab/><text:tab/></text:span></text:p>
      <text:p text:style-name="P11"><text:span text:style-name="T6">avec post-traitement</text:span></text:p>
      <text:p text:style-name="P11"><text:span text:style-name="T6"/></text:p>
      <table:table table:name="Table1" table:style-name="Table1">
        <table:table-column table:style-name="Table1.A"/>
        <table:table-column table:style-name="Table1.B"/>
        <table:table-column table:style-name="Table1.C"/>
        <table:table-row>
          <table:table-cell table:style-name="Table1.A1" office:value-type="string">
            <text:p text:style-name="P16">k\corpus</text:p>
          </table:table-cell>
          <table:table-cell table:style-name="Table1.A1" office:value-type="string">
            <text:p text:style-name="P17">Apprentissage</text:p>
            <text:p text:style-name="P17">Sans post-traitement | <text:s text:c="5"/>Avec 5 | Avec 8</text:p>
          </table:table-cell>
          <table:table-cell table:style-name="Table1.C1" office:value-type="string">
            <text:p text:style-name="P17">Test</text:p>
            <text:p text:style-name="P17">Sans post-traitement | <text:s text:c="5"/>Avec 5 | Avec 8</text:p>
          </table:table-cell>
        </table:table-row>
        <table:table-row>
          <table:table-cell table:style-name="Table1.A2" office:value-type="float" office:value="2">
            <text:p text:style-name="P17">2</text:p>
          </table:table-cell>
          <table:table-cell table:style-name="Table1.B2" office:value-type="string">
            <text:p text:style-name="P17">6,55 <text:s text:c="31"/>6,55 <text:s text:c="7"/>6,55</text:p>
          </table:table-cell>
          <table:table-cell table:style-name="Table1.C2" office:value-type="string">
            <text:p text:style-name="P17">11,27 <text:s text:c="28"/>11, 27 <text:s text:c="8"/>11,27</text:p>
          </table:table-cell>
        </table:table-row>
        <table:table-row>
          <table:table-cell table:style-name="Table1.A2" office:value-type="float" office:value="5">
            <text:p text:style-name="P17">5</text:p>
          </table:table-cell>
          <table:table-cell table:style-name="Table1.B2" office:value-type="string">
            <text:p text:style-name="P17"/>
          </table:table-cell>
          <table:table-cell table:style-name="Table1.C2" office:value-type="string">
            <text:p text:style-name="P17"/>
          </table:table-cell>
        </table:table-row>
        <table:table-row>
          <table:table-cell table:style-name="Table1.A2" office:value-type="float" office:value="10">
            <text:p text:style-name="P17">10</text:p>
          </table:table-cell>
          <table:table-cell table:style-name="Table1.B2" office:value-type="string">
            <text:p text:style-name="P17"/>
          </table:table-cell>
          <table:table-cell table:style-name="Table1.C2" office:value-type="string">
            <text:p text:style-name="P17"/>
          </table:table-cell>
        </table:table-row>
      </table:table>
      <text:p text:style-name="P11"><text:span text:style-name="T6"/></text:p>
      <text:p text:style-name="P11"><text:span text:style-name="T6"/></text:p>
      <text:p text:style-name="P11"><text:span text:style-name="T6">On remarque que le </text:span></text:p>
      <text:p text:style-name="P11"><text:span text:style-name="T6"/></text:p>
      <text:p text:style-name="P11"><text:span text:style-name="T6"/></text:p>
      <text:p text:style-name="P11"><text:span text:style-name="T6"><text:tab/>On dénote que le pourcentage d'erreur est légérement plus élevé lors des essais sur les corpus de test. Ce comportement normal, n'étant pas trop grand, démontre que le copus d'apprentissage contenanit suffisemment de données pour permettre d'obtenir des résultats satisfaisant. En effet si le corpus d'apprentissage n'était pas suffisemment imposant, les résultats différeraient bien plus, dénotant ainsi un classifieur incorrect.</text:span></text:p>
      <text:p text:style-name="P11"><text:span text:style-name="T6"><text:tab/></text:span></text:p>
      <text:p text:style-name="P11"><text:span text:style-name="T6"><text:tab/>On remarque aussi qu'avec post-traitement, la qualité des résultats est similaire. En effet cette méthode permet d'éliminer les pixels isolés qui auraient pu convenir pour une autre classification. Mais si cette méthode fonctionne pour éliminer les pixels mal classés, elle peut aussi éliminer les pixels bien classés. Cette méthode permet donc un netoyage visuel significatif, mais ne change que peu le taux d'erreur de classification, car en moyenne le netoyage ne change pas la classe des pixels.</text:span></text:p>
      <text:p text:style-name="P11"><text:span text:style-name="T6"/></text:p>
      <text:p text:style-name="P11"><text:span text:style-name="T6"><text:tab/>Malheuresement, le temps de calcul trop long n'a pas permis d'effectuer ces tests et jouant sur les données du vecteur caractéristique de l'image. Il est pourtant évident que la représentation de ces donées joue un rôle très important sur la performance du classifieur. </text:span></text:p>
      <text:p text:style-name="P11"><text:span text:style-name="T6"><text:tab/>Malgrès cela, mais aussi du fait que le classifieur suppose que les couleures du visages ainsi que les couleures du reste de l'image se distinguent en un même nombre de sous classes, cela permet tout de même d'approximer la valeur du nombre de sous classes optimale. Mais seule une Classification Ascendante Hierarchique nous aurait permis d'obtenir des résultats satisfaisant.</text:span></text:p>
      <text:p text:style-name="P1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imbus Sans L" style:font-size-asian="12pt" style:language-asian="zxx" style:country-asian="none" style:font-name-complex="Nimbus Sans 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llares Rafael</meta:initial-creator>
    <meta:creation-date>2009-11-17T15:30:12</meta:creation-date>
    <dc:date>2009-11-18T20:35:53</dc:date>
    <dc:creator>merove </dc:creator>
    <meta:editing-duration>PT06H13M47S</meta:editing-duration>
    <meta:editing-cycles>8</meta:editing-cycles>
    <meta:generator>OpenOffice.org/3.1$Linux OpenOffice.org_project/310m19$Build-9420</meta:generator>
    <meta:document-statistic meta:table-count="1" meta:image-count="0" meta:object-count="0" meta:page-count="5" meta:paragraph-count="84" meta:word-count="1220" meta:character-count="8256"/>
    <meta:user-defined meta:name="Info 1"/>
    <meta:user-defined meta:name="Info 2"/>
    <meta:user-defined meta:name="Info 3"/>
    <meta:user-defined meta:name="Info 4"/>
  </office:meta>
</office:document-meta>
</file>